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solid" draw:fill-color="#ff0000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gr5" style:family="graphic" style:parent-style-name="standard">
      <style:graphic-properties svg:stroke-width="0.03cm" svg:stroke-color="#ffffff" draw:marker-start-width="0.295cm" draw:marker-end-width="0.295cm" draw:fill="solid" draw:fill-color="#ff0000" draw:textarea-horizontal-align="justify" draw:textarea-vertical-align="middle" draw:auto-grow-height="false" fo:min-height="0.603cm" fo:min-width="3.38cm" fo:padding-top="0.14cm" fo:padding-bottom="0.14cm" fo:padding-left="0.265cm" fo:padding-right="0.265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loext:graphic-properties draw:fill="solid" draw:fill-color="#ff0000"/>
      <style:paragraph-properties fo:text-align="center"/>
      <style:text-properties fo:color="#ffffff" fo:font-size="12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ffffff" fo:font-size="12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1.453cm" svg:y="2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.653cm" svg:y="2.34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0.8cm" svg:height="0.8cm" svg:x="2.647cm" svg:y="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26cm" svg:height="0.275cm" draw:transform="rotate (-1.55334303427495) translate (3.181cm 2.3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8cm" svg:height="0.8cm" svg:x="3.746cm" svg:y="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06cm" svg:height="0.426cm" svg:x="4.331cm" svg:y="2.34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8cm" svg:height="0.8cm" draw:transform="rotate (3.12413936106985) translate (1.044cm 2.9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06cm" svg:height="0.426cm" draw:transform="rotate (3.12413936106985) translate (0.462cm 2.747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426cm" svg:height="0.275cm" draw:transform="rotate (1.5707963267949) translate (0.617cm 2.75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426cm" svg:height="0.275cm" draw:transform="rotate (1.5707963267949) translate (0.408cm 2.7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2" draw:layer="layout" svg:width="0.426cm" svg:height="0.275cm" draw:transform="rotate (-1.55334303427495) translate (4.176cm 2.33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426cm" svg:height="0.275cm" draw:transform="rotate (-1.55334303427495) translate (4.385cm 2.33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4" draw:layer="layout" svg:width="3.91cm" svg:height="0.883cm" draw:transform="skewX (-0.00191986217719376) rotate (-0.00296705972839042) translate (0.194cm 0.208cm)">
          <text:p text:style-name="P3"><text:span text:style-name="T1">Soundeffek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7T07:33:27.014000000</dc:date>
    <meta:editing-duration>PT28M10S</meta:editing-duration>
    <meta:editing-cycles>8</meta:editing-cycles>
    <meta:generator>LibreOffice/5.3.7.2$Windows_X86_64 LibreOffice_project/6b8ed514a9f8b44d37a1b96673cbbdd077e24059</meta:generator>
    <meta:document-statistic meta:object-count="17"/>
  </office:meta>
</office:document-meta>
</file>